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2.993cm" style:rel-column-width="10918*"/>
    </style:style>
    <style:style style:name="Table1.B" style:family="table-column">
      <style:table-column-properties style:column-width="1.097cm" style:rel-column-width="4001*"/>
    </style:style>
    <style:style style:name="Table1.C" style:family="table-column">
      <style:table-column-properties style:column-width="1.896cm" style:rel-column-width="6916*"/>
    </style:style>
    <style:style style:name="Table1.F" style:family="table-column">
      <style:table-column-properties style:column-width="1.233cm" style:rel-column-width="4497*"/>
    </style:style>
    <style:style style:name="Table1.G" style:family="table-column">
      <style:table-column-properties style:column-width="1.76cm" style:rel-column-width="6420*"/>
    </style:style>
    <style:style style:name="Table1.H" style:family="table-column">
      <style:table-column-properties style:column-width="3cm" style:rel-column-width="10947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DejaVu Sans Condensed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5" style:family="paragraph" style:parent-style-name="Heading">
      <style:paragraph-properties fo:margin-top="0cm" fo:margin-bottom="0.203cm" fo:line-height="100%" fo:padding="0cm" fo:border="none" style:shadow="none" fo:keep-with-next="always" style:join-border="true"/>
      <style:text-properties fo:color="#000000" style:font-name="DejaVu Sans Condensed" fo:font-size="15pt" fo:font-weight="bold" style:font-name-asian="Microsoft YaHei" style:font-size-asian="15pt" style:font-name-complex="Mangal" style:font-size-complex="15pt"/>
    </style:style>
    <style:style style:name="P6" style:family="paragraph" style:parent-style-name="Text_20_body">
      <style:paragraph-properties fo:margin-top="0cm" fo:margin-bottom="0.349cm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.127cm" fo:margin-top="0cm" fo:margin-bottom="0.349cm" fo:line-height="135%" fo:text-indent="0cm" style:auto-text-indent="false" style:shadow="none"/>
    </style:style>
    <style:style style:name="P8" style:family="paragraph" style:parent-style-name="Table_20_Contents">
      <style:paragraph-properties fo:margin-top="0.131cm" fo:margin-bottom="0cm"/>
    </style:style>
    <style:style style:name="P9" style:family="paragraph" style:parent-style-name="Table_20_Contents">
      <style:paragraph-properties fo:margin-top="0.131cm" fo:margin-bottom="0cm"/>
      <style:text-properties style:font-name="DejaVu Sans Condensed"/>
    </style:style>
    <style:style style:name="P10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1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 fo:font-weight="normal" style:font-weight-asian="normal" style:font-weight-complex="normal"/>
    </style:style>
    <style:style style:name="P12" style:family="paragraph" style:parent-style-name="Table_20_Contents">
      <style:paragraph-properties fo:margin-top="0cm" fo:margin-bottom="0cm" fo:text-align="end" style:justify-single-word="false"/>
      <style:text-properties fo:color="#666666" style:font-name="DejaVu Sans Condensed"/>
    </style:style>
    <style:style style:name="P13" style:family="paragraph" style:parent-style-name="Table_20_Contents">
      <style:paragraph-properties fo:margin-top="0cm" fo:margin-bottom="0cm"/>
      <style:text-properties fo:color="#666666" style:font-name="DejaVu Sans Condensed" fo:font-weight="normal" style:font-weight-asian="normal" style:font-weight-complex="normal"/>
    </style:style>
    <style:style style:name="P14" style:family="paragraph" style:parent-style-name="Table_20_Contents">
      <style:paragraph-properties fo:margin-top="0.131cm" fo:margin-bottom="0.199cm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DejaVu Sans Condensed" fo:font-size="12pt" style:font-size-asian="12pt" style:font-size-complex="12pt"/>
    </style:style>
    <style:style style:name="P16" style:family="paragraph" style:parent-style-name="Heading_20_2">
      <style:text-properties style:font-name="DejaVu Sans Condensed"/>
    </style:style>
    <style:style style:name="P17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18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19" style:family="paragraph" style:parent-style-name="Heading_20_3">
      <style:text-properties style:font-name="DejaVu Sans Condensed"/>
    </style:style>
    <style:style style:name="P20" style:family="paragraph" style:parent-style-name="Heading_20_3">
      <style:paragraph-properties fo:margin-top="0.127cm" fo:margin-bottom="0.127cm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21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2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3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4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25" style:family="paragraph" style:parent-style-name="Table_20_Contents">
      <style:text-properties style:font-name="DejaVu Sans Condensed"/>
    </style:style>
    <style:style style:name="P26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DejaVu Sans Condensed"/>
    </style:style>
    <style:style style:name="T4" style:family="text">
      <style:text-properties style:font-name="DejaVu Sans Condensed" fo:font-weight="normal" style:font-weight-asian="normal" style:font-weight-complex="normal"/>
    </style:style>
    <style:style style:name="T5" style:family="text">
      <style:text-properties style:font-name="DejaVu Sans Condensed" fo:font-weight="bold" style:font-weight-asian="bold" style:font-weight-complex="bold"/>
    </style:style>
    <style:style style:name="T6" style:family="text">
      <style:text-properties style:font-name="DejaVu Sans Condensed" fo:font-size="10.0500001907349pt" fo:font-weight="normal" style:font-size-asian="10.5pt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0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666666" style:font-name="DejaVu Sans Condensed" fo:font-weight="normal" style:font-weight-asian="normal" style:font-weight-complex="normal"/>
    </style:style>
    <style:style style:name="T14" style:family="text">
      <style:text-properties fo:color="#666666" style:font-name="DejaVu Sans Condensed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6">Route des Landes<text:line-break/>03430 Cosne d'Allier<text:line-break/>FRANCE</text:p>
          </table:table-cell>
          <table:covered-table-cell/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<text:span text:style-name="T2">(+33) 7 50 35 22 62<text:line-break/></text:span><text:a xlink:type="simple" xlink:href="mailto:maxime.meloux@gmail.com" text:style-name="Internet_20_link" text:visited-style-name="Visited_20_Internet_20_Link"><text:span text:style-name="T4">maxime.meloux@gmail.com</text:span></text:a><text:span text:style-name="T4"><text:line-break/>Skype : </text:span><text:span text:style-name="T6">maxime.meloux</text:span></text:p>
          </table:table-cell>
          <table:covered-table-cell/>
        </table:table-row>
        <table:table-row>
          <table:table-cell table:style-name="Table1.A1" table:number-columns-spanned="8" office:value-type="string">
            <text:p text:style-name="P14">Ingénieur Ensimag en Modélisation Mathématique, Imagerie et Simulation</text:p>
            <text:p text:style-name="P15">Recherche de stage pour l'été 2016 (8 ─ 13 semaine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6" text:outline-level="2">+ EXPÉRI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Heading_20_3" text:outline-level="3"><text:span text:style-name="T3">JANVIER 2016<text:line-break/>(4 semaines)</text:span></text:h>
          </table:table-cell>
          <table:covered-table-cell/>
          <table:table-cell table:style-name="Table1.A1" table:number-columns-spanned="6" office:value-type="string">
            <text:p text:style-name="P2"><text:span text:style-name="T7">Projet scolaire :</text:span> En équipes de 5, néalisation d'un compilateur complet en Java pour le langage orienté objet Deca (Java simplifié), du code source à la génération de l'assembleu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JUIN 2015<text:line-break/>(3 semaines)</text:h>
          </table:table-cell>
          <table:covered-table-cell/>
          <table:table-cell table:style-name="Table1.A1" table:number-columns-spanned="6" office:value-type="string">
            <text:p text:style-name="P2"><text:span text:style-name="T7">Projet scolaire : </text:span><text:span text:style-name="T1">Création d'une librairie en C pour créer et gérer des interfaces graphique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6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Sept 2014 ─ 2017 (prévu)</text:h>
          </table:table-cell>
          <table:covered-table-cell/>
          <table:table-cell table:style-name="Table1.A1" table:number-columns-spanned="6" office:value-type="string">
            <text:p text:style-name="P9"><text:span text:style-name="T7">Ingénieur Ensimag en </text:span><text:span text:style-name="T11">Modélisation Mathématique, Imagerie et Simulation<text:line-break/>→ </text:span><text:span text:style-name="T12">Plusieurs autres projets scolaires majeurs, en Java, C, C++, Matlab, Ada...</text:span></text:p>
            <text:p text:style-name="P11">Ensimag / St-Martin d'Hères (Grenoble, 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Sept 2012 ─ Juin 2014</text:h>
          </table:table-cell>
          <table:covered-table-cell/>
          <table:table-cell table:style-name="Table1.A1" table:number-columns-spanned="6" office:value-type="string">
            <text:p text:style-name="P9"><text:span text:style-name="T7">Classes préparatoires MP </text:span><text:span text:style-name="T1">(mathématiques/physique) </text:span><text:span text:style-name="T9">– option informatique</text:span></text:p>
            <text:p text:style-name="P10">Lycée Blaise Pascal / Clermont-Ferrand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Sept 2009 ─ Juin 2012<text:line-break/></text:h>
          </table:table-cell>
          <table:covered-table-cell/>
          <table:table-cell table:style-name="Table1.A1" table:number-columns-spanned="6" office:value-type="string">
            <text:p text:style-name="P9"><text:span text:style-name="T7">Baccalauréat scientifique</text:span> spécialité mathématiques <text:span text:style-name="T1">– Section Européenne (Anglais)</text:span></text:p>
            <text:p text:style-name="P12">Lycée St-Jacques de Compostelle / Le Puy-en-Velay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6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Français</text:p>
            <text:p text:style-name="P3">C2 natif</text:p>
          </table:table-cell>
          <table:table-cell table:style-name="Table1.A1" table:number-columns-spanned="2" office:value-type="string">
            <text:p text:style-name="P4">Anglais</text:p>
            <text:p text:style-name="P3">C1 ─ C2</text:p>
          </table:table-cell>
          <table:covered-table-cell/>
          <table:table-cell table:style-name="Table1.A1" office:value-type="string">
            <text:p text:style-name="P4">Allemand</text:p>
            <text:p text:style-name="P3">B1 ─ B2</text:p>
          </table:table-cell>
          <table:table-cell table:style-name="Table1.A1" office:value-type="string">
            <text:p text:style-name="P4">Polonais</text:p>
            <text:p text:style-name="P3">Notions</text:p>
          </table:table-cell>
          <table:table-cell table:style-name="Table1.A1" table:number-columns-spanned="2" office:value-type="string">
            <text:p text:style-name="P4">Espagnol</text:p>
            <text:p text:style-name="P3">Notions</text:p>
          </table:table-cell>
          <table:covered-table-cell/>
          <table:table-cell table:style-name="Table1.A1" office:value-type="string">
            <text:p text:style-name="P3">Connaisance du</text:p>
            <text:p text:style-name="P3">script cyrillique</text:p>
          </table:table-cell>
        </table:table-row>
        <table:table-row>
          <table:table-cell table:style-name="Table1.A1" table:number-columns-spanned="8" office:value-type="string">
            <text:p text:style-name="P8"><text:span text:style-name="T5">Français :</text:span><text:span text:style-name="T13"> Certificat Voltaire (2012) : 721 points – Niveau AFFAIRES</text:span></text:p>
            <text:p text:style-name="P8"><text:span text:style-name="T5">Anglais :</text:span><text:span text:style-name="T13"> </text:span><text:span text:style-name="T13">TOEIC 985/990, </text:span><text:span text:style-name="T13">B2 attesté en 2013 (FCE de Cambridge)</text:span>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6" text:outline-level="2">+ DOMAINES DE COMPÉTENCE (LISTE PARTIELLE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Mathématiques<text:line-break/>appliquées</text:h>
            <text:h text:style-name="P19" text:outline-level="3">Informatique<text:line-break/><text:line-break/>Autres</text:h>
          </table:table-cell>
          <table:covered-table-cell/>
          <table:table-cell table:style-name="Table1.A1" table:number-columns-spanned="6" office:value-type="string">
            <text:list text:style-name="L1">
              <text:list-header>
                <text:p text:style-name="P21">Optimisation numérique · Recherche opérationnelle &amp; Optimisation combinatoire · Gestion des données numériques · Modèles probabilistiques pour l'apprentissage · Modélisation géométrique · Traitement d'image</text:p>
                <text:p text:style-name="P21">Compilation · Algorithmes &amp; Optimisation discrète · Architecture hardware · Bases de données · Programmation orientée objet · Software Engineering · Réseaux &amp; Télécommunications</text:p>
              </text:list-header>
            </text:list>
            <text:list text:style-name="L2">
              <text:list-header>
                <text:p text:style-name="P23">Économie · Management et gestion d'entreprise · Gestion de projet · Stratégie &amp; Marketing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6" text:outline-level="2">+ COMPÉTENCES TECHNIQ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Programmation &amp; Web</text:h>
          </table:table-cell>
          <table:covered-table-cell/>
          <table:table-cell table:style-name="Table1.A1" table:number-columns-spanned="6" office:value-type="string">
            <text:p text:style-name="P2"><text:span text:style-name="T7">C/C++, Java, Bash, </text:span><text:span text:style-name="T7">OpenGL, </text:span><text:span text:style-name="T7">Ada, Scilab/Matlab, Latex, Caml,</text:span><text:span text:style-name="T1"><text:line-break/></text:span><text:span text:style-name="T7">HTML5/CSS3, javaScript, jQuery, MongoDB, node.js</text:span><text:span text:style-name="T1"> − bases en PHP<text:line-break/></text:span><text:span text:style-name="T7">x86/MIPS assembly, VHDL, ActionScript</text:span><text:span text:style-name="T1"> − bases en Pyth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Systèmes d'exploitation</text:h>
          </table:table-cell>
          <table:covered-table-cell/>
          <table:table-cell table:style-name="Table1.A1" table:number-columns-spanned="6" office:value-type="string">
            <text:p text:style-name="P2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20" text:outline-level="3"><text:span text:style-name="T10">Logiciels</text:span> &amp; librairies</text:h>
          </table:table-cell>
          <table:covered-table-cell/>
          <table:table-cell table:style-name="Table1.A1" table:number-columns-spanned="6" office:value-type="string">
            <text:h text:style-name="P25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7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8" text:outline-level="4">Voyages à l'étranger (une vingtaine de pays visités en Europe). Interêt pour de nombreuses langues étrangères (polonais, japonais, finnois...)</text:h>
            <text:h text:style-name="P18" text:outline-level="4">Divers projets de programmation personnels en C/C++, ActionScript, JavaScript/HTML 5/CSS 3, et node.js</text:h>
            <text:h text:style-name="P18" text:outline-level="4">Sensibilisation à la sécurité informatique (exploits et défense), à travers à la fois des recherches personnelles et la participation à des conférences et challenges de "hacking éthique"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fo:line-height="100%" fo:text-align="center" style:justify-single-word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31cm" fo:margin-bottom="0.131cm" fo:line-height="135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27cm" fo:margin-bottom="0.127cm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1</text:page-number> de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10-14T19:14:04.197309694</meta:creation-date>
    <meta:editing-duration>PT3H43M47S</meta:editing-duration>
    <meta:editing-cycles>121</meta:editing-cycles>
    <meta:generator>LibreOffice/5.0.4.2$Linux_X86_64 LibreOffice_project/00$Build-2</meta:generator>
    <dc:title>Normal</dc:title>
    <meta:initial-creator>Maxime Méloux</meta:initial-creator>
    <dc:date>2016-02-09T03:26:56.150196269</dc:date>
    <dc:creator>Maxime Méloux</dc:creator>
    <meta:printed-by>Maxime Méloux</meta:printed-by>
    <meta:print-date>2016-02-01T17:18:27.716795117</meta:print-date>
    <meta:document-statistic meta:table-count="1" meta:image-count="0" meta:object-count="0" meta:page-count="1" meta:paragraph-count="53" meta:word-count="422" meta:character-count="2963" meta:non-whitespace-character-count="2590"/>
  </office:meta>
</office:document-meta>
</file>